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Heading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 style:list-style-name="L1">
      <style:text-properties fo:font-size="14pt" style:font-size-asian="14pt" style:font-size-complex="14pt"/>
    </style:style>
    <style:style style:name="P7" style:family="paragraph" style:parent-style-name="Standard">
      <style:text-properties fo:font-size="14pt" fo:font-style="italic" style:font-size-asian="14pt" style:font-style-asian="italic" style:font-size-complex="14pt" style:font-style-complex="italic"/>
    </style:style>
    <style:style style:name="P8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Journal Documentation Alstom</text:p>
      <text:p text:style-name="P1"/>
      <text:p text:style-name="P1">Pour récupérer les données j'ai suivi la documentation pour me connecter à o2Switch afin de pouvoir prendre le code et la BDD.</text:p>
      <text:p text:style-name="P1">Ensuite j'ai rentré le SQL de la BDD dans mon phpmyadmin et j'ai créer un nouveau dossier dans mon wamp64/www que j'ai nommé « alstom ».</text:p>
      <text:p text:style-name="P1">J'ai suite à cela créer un « Hôte virtuel » avec wamp qui avait pour route :</text:p>
      <text:p text:style-name="P1">« C:\wamp64\www\alstom » et qui avait pour nom « alstom »</text:p>
      <text:p text:style-name="P1">Il n'y avait plus qu'a taper dans l'url « alstom/ » pour que le site en local s'affiche.</text:p>
      <text:p text:style-name="P1">Ne pas passer par l’hôte virtuel causait une erreur qui menant vers un contrôleur inexistant.</text:p>
      <text:h text:style-name="P8" text:outline-level="1">Pour la liste d'attente :</text:h>
      <text:p text:style-name="P2">Regarder dans la table créneau <text:span text:style-name="T1">« effectif créneau »</text:span>, faire un <text:span text:style-name="T1">count de créneau dans inscription, </text:span></text:p>
      <text:p text:style-name="P2"><text:span text:style-name="T1">si c'est inferieur</text:span>, validé l'inscription</text:p>
      <text:p text:style-name="P2"><text:span text:style-name="T1">sinon</text:span>, ajouter dans une liste d'attente qui pourrait etre une autre table reliée au créneau avec comme information, l'id utilisateur, l'id activité et l'heure d'inscription.</text:p>
      <text:p text:style-name="P2"><text:span text:style-name="T1">si liste d'attente pleine</text:span>, alors ignorer la demande</text:p>
      <text:p text:style-name="P2"/>
      <text:p text:style-name="P2">Dans la consultation de l'activite, afficher les participants « validés », et les participants « en attente » trier par ordre d'inscription en utilisant un « order by » dans « activite/consulter/'id_activite' ». (date inscription)</text:p>
      <text:p text:style-name="P2"/>
      <text:p text:style-name="P2">Voir interaction du leader avec les participants (bouton à côté des noms ou alors directement cliquer sur le nom pour interagir) :</text:p>
      <text:list xml:id="list1212179496426126792" text:style-name="L1">
        <text:list-item>
          <text:p text:style-name="P6">2 listes (attentes et principales)</text:p>
        </text:list-item>
        <text:list-item>
          <text:p text:style-name="P6">Voir si liste attente ou principale</text:p>
        </text:list-item>
        <text:list-item>
          <text:p text:style-name="P6">Leader voir nombre personnes effectif dans détails (colonne place)</text:p>
        </text:list-item>
      </text:list>
      <text:p text:style-name="P2"/>
      <text:p text:style-name="P2"/>
      <text:h text:style-name="Heading_20_1" text:outline-level="1">Envoi de mail :</text:h>
      <text:p text:style-name="P3">Adhérents</text:p>
      <text:p text:style-name="P2">Lorsqu'il y a interaction avec des personnes dans les listes d'attente, envoyer des mails.</text:p>
      <text:p text:style-name="P2">Si inscription, envoyer mail pour dire si liste attente ou principale.</text:p>
      <text:p text:style-name="P2">Si une activité est modifiée, envoyer un mail à ses participants et aux personnes en liste d'attente.</text:p>
      <text:p text:style-name="P2">Si une activité est supprimée</text:p>
      <text:p text:style-name="P2">Quand paiement reçu</text:p>
      <text:p text:style-name="P2">Leader fait un rappel – Bouton envoyer mail</text:p>
      <text:p text:style-name="P3">Leader</text:p>
      <text:p text:style-name="P2">Lorsque son activité est validée par un admin</text:p>
      <text:p text:style-name="P3">Admin</text:p>
      <text:p text:style-name="P2">Lorsqu'une activité est créée</text:p>
      <text:p text:style-name="P7">Admin+leader+adhérent quand créneau est modifié</text:p>
      <text:p text:style-name="P2"/>
      <text:h text:style-name="Heading_20_1" text:outline-level="1">Saisie des inscriptions</text:h>
      <text:p text:style-name="P2">Ajouter un bouton + pour remplacer la saisie des prestataires. Lorsqu'on clique dessus ajouter un formulaire de prestataire, </text:p>
      <text:p text:style-name="P2"/>
      <text:h text:style-name="Heading_20_1" text:outline-level="1"><text:soft-page-break/>Payer en ligne avec module bancaire</text:h>
      <text:p text:style-name="P2">Voir paygreen (paiement a la livraison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1-04T12:58:59.94</meta:creation-date>
    <dc:date>2022-01-14T13:32:15.17</dc:date>
    <meta:editing-duration>PT2H9M</meta:editing-duration>
    <meta:editing-cycles>15</meta:editing-cycles>
    <meta:generator>OpenOffice/4.1.7$Win32 OpenOffice.org_project/417m1$Build-9800</meta:generator>
    <meta:document-statistic meta:table-count="0" meta:image-count="0" meta:object-count="0" meta:page-count="3" meta:paragraph-count="34" meta:word-count="366" meta:character-count="2218"/>
  </office:meta>
</office:document-meta>
</file>